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9271in" fo:margin-left="0in" fo:margin-right="-0.0021in" table:align="margins" style:writing-mode="page"/>
    </style:style>
    <style:style style:name="Table2.A" style:family="table-column">
      <style:table-column-properties style:column-width="5.3646in" style:rel-column-width="50752*"/>
    </style:style>
    <style:style style:name="Table2.B" style:family="table-column">
      <style:table-column-properties style:column-width="1.5625in" style:rel-column-width="14783*"/>
    </style:style>
    <style:style style:name="Table2.1" style:family="table-row">
      <style:table-row-properties style:min-row-height="0.3229in"/>
    </style:style>
    <style:style style:name="Table2.A1" style:family="table-cell">
      <style:table-cell-properties style:vertical-align="" fo:padding="0.0382in" fo:border="none"/>
    </style:style>
    <style:style style:name="Table1" style:family="table">
      <style:table-properties style:width="6.9222in" table:align="left"/>
    </style:style>
    <style:style style:name="Table1.A" style:family="table-column">
      <style:table-column-properties style:column-width="1.1271in"/>
    </style:style>
    <style:style style:name="Table1.B" style:family="table-column">
      <style:table-column-properties style:column-width="2.1208in"/>
    </style:style>
    <style:style style:name="Table1.C" style:family="table-column">
      <style:table-column-properties style:column-width="3.6743in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background-color="#b3b3b3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C1" style:family="table-cell">
      <style:table-cell-properties fo:background-color="#b3b3b3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igration Request</text:p>
      <text:h text:style-name="Heading_20_1" text:outline-level="1">Request Information</text:h>
      <text:p text:style-name="Text_20_body">Request Date: 12/20/2017<text:tab/></text:p>
      <text:p text:style-name="Text_20_body">Requested By: Shane Duncan</text:p>
      <text:p text:style-name="Text_20_body">Approved Date: </text:p>
      <text:p text:style-name="Text_20_body">Approved By: </text:p>
      <text:h text:style-name="Heading_20_1" text:outline-level="1">CVS Information</text:h>
      <text:p text:style-name="Text_20_body">Source CVS: [X] ISU<text:tab/>[ <text:s/>] MoForg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ext_20_body">Source Branch/Tag: <text:s/>BRANCH_SHAMEN_REGISTER_2017_12_06</text:p>
          </table:table-cell>
          <table:table-cell table:style-name="Table2.A1" office:value-type="string">
            <text:p text:style-name="Table_20_Contents"/>
          </table:table-cell>
        </table:table-row>
      </table:table>
      <text:p text:style-name="Text_20_body"><text:s/>Destination Branch: Unknown</text:p>
      <text:h text:style-name="Heading_20_1" text:outline-level="1">Deployment Information</text:h>
      <text:p text:style-name="Text_20_body">Installation Type: [ <text:s/>] New<text:tab/>[ <text:s/>] Conditional<text:tab/>[X] Routine<text:tab/>[ <text:s/>] N/A</text:p>
      <text:p text:style-name="Text_20_body">Environment: TestWeb</text:p>
      <text:p text:style-name="Text_20_body">Data Set: </text:p>
      <text:p text:style-name="Text_20_body">Conditions: </text:p>
      <text:h text:style-name="Heading_20_1" text:outline-level="1">Summary of Changes 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Table_20_Heading">Module</text:p>
            </table:table-cell>
            <table:table-cell table:style-name="Table1.A1" office:value-type="string">
              <text:p text:style-name="Table_20_Heading">File Name</text:p>
            </table:table-cell>
            <table:table-cell table:style-name="Table1.C1" office:value-type="string">
              <text:p text:style-name="Table_20_Heading">Summary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ext_20_body">All</text:p>
          </table:table-cell>
          <table:table-cell table:style-name="Table1.A2" office:value-type="string">
            <text:p text:style-name="Table_20_Contents">Multiple</text:p>
          </table:table-cell>
          <table:table-cell table:style-name="Table1.C2" office:value-type="string">
            <text:p text:style-name="Table_20_Contents">Added functionality for client registration.</text:p>
            <text:p text:style-name="Table_20_Contents">Modified screen labels for the graphs.</text:p>
            <text:p text:style-name="Table_20_Contents">Added spider tree to System Detail.</text:p>
          </table:table-cell>
        </table:table-row>
        <table:table-row table:style-name="Table1.1">
          <table:table-cell table:style-name="Table1.A2" office:value-type="string">
            <text:p text:style-name="Text_20_body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Mangal1" svg:font-family="Mangal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 style:shadow="none" style:writing-mode="page"/>
      <style:text-properties style:font-name="Times New Roman" fo:font-size="11pt" style:font-size-asian="10.5pt"/>
    </style:style>
    <style:style style:name="List" style:family="paragraph" style:parent-style-name="Text_20_body" style:class="list">
      <style:text-properties style:font-name="Times New Roman1"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 style:writing-mode="lr-tb"/>
      <style:text-properties fo:font-size="16.1000003814697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lr-tb"/>
      <style:text-properties style:font-name="Times New Roman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 style:writing-mode="lr-tb"/>
      <style:text-properties fo:font-size="12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Times New Roman" fo:font-size="11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class="chapter">
      <style:paragraph-properties fo:text-align="center" style:justify-single-word="false" style:writing-mode="page"/>
      <style:text-properties fo:font-size="18pt" fo:font-weight="bold" style:font-size-asian="18pt" style:font-size-complex="18pt"/>
    </style:style>
    <style:style style:name="Subtitle" style:family="paragraph" style:parent-style-name="Heading" style:class="chapter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008in solid #000000" fo:border-left="none" fo:border-right="none" fo:padding="0.0201in" style:shadow="none"/>
      </style:header-style>
      <style:footer-style>
        <style:header-footer-properties fo:min-height="0in" fo:margin-left="0in" fo:margin-right="0in" fo:margin-top="0.1965in" fo:border-top="0.0008in solid #000000" fo:border-bottom="none" fo:border-left="none" fo:border-right="none" fo:padding="0.0201in" style:shadow="none"/>
      </style:footer-style>
    </style:page-layout>
  </office:automatic-styles>
  <office:master-styles>
    <style:master-page style:name="Standard" style:page-layout-name="Mpm1">
      <style:header>
        <text:p text:style-name="Header">System: Shamen <text:tab/><text:tab/>Version: 1.1</text:p>
        <text:p text:style-name="Header">Application: ShamenWeb</text:p>
      </style:header>
      <style:footer>
        <text:p text:style-name="Footer"><text:file-name text:display="name">2017_12_20_MigrateRequest(ShamenWeb)</text:file-name><text:tab/><text:tab/><text:page-number text:select-page="current">1</text:page-number> 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.D. Moore</meta:initial-creator>
    <meta:creation-date>2017-08-23T15:26:29.788000000</meta:creation-date>
    <dc:date>2017-12-20T12:05:30.93</dc:date>
    <dc:creator>... ...</dc:creator>
    <meta:editing-duration>PT2H50M52S</meta:editing-duration>
    <meta:editing-cycles>25</meta:editing-cycles>
    <meta:generator>OpenOffice/4.0.0$Win32 OpenOffice.org_project/400m3$Build-9702</meta:generator>
    <meta:document-statistic meta:table-count="2" meta:image-count="0" meta:object-count="0" meta:page-count="1" meta:paragraph-count="27" meta:word-count="86" meta:character-count="636"/>
  </office:meta>
</office:document-meta>
</file>